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Encabezado_20_4">
      <style:text-properties officeooo:paragraph-rsid="000ee739"/>
    </style:style>
    <style:style style:name="P2" style:family="paragraph" style:parent-style-name="Normal1" style:list-style-name="WWNum46">
      <style:paragraph-properties fo:margin-top="0cm" fo:margin-bottom="0.176cm" loext:contextual-spacing="false" fo:text-align="justify" style:justify-single-word="false"/>
      <style:text-properties officeooo:paragraph-rsid="000ee739"/>
    </style:style>
    <style:style style:name="P3" style:family="paragraph" style:parent-style-name="Normal1" style:list-style-name="WWNum45">
      <style:paragraph-properties fo:margin-top="0cm" fo:margin-bottom="0.176cm" loext:contextual-spacing="false" fo:text-align="justify" style:justify-single-word="false"/>
      <style:text-properties officeooo:paragraph-rsid="000ee739"/>
    </style:style>
    <style:style style:name="P4" style:family="paragraph" style:parent-style-name="Normal1" style:list-style-name="WWNum45">
      <style:paragraph-properties fo:margin-top="0cm" fo:margin-bottom="0.176cm" loext:contextual-spacing="false" fo:text-align="justify" style:justify-single-word="false"/>
      <style:text-properties officeooo:paragraph-rsid="00111d15"/>
    </style:style>
    <style:style style:name="P5" style:family="paragraph" style:parent-style-name="Normal1" style:list-style-name="WWNum45">
      <style:paragraph-properties fo:margin-top="0cm" fo:margin-bottom="0.176cm" loext:contextual-spacing="false" fo:text-align="justify" style:justify-single-word="false"/>
      <style:text-properties officeooo:rsid="000ee739" officeooo:paragraph-rsid="000ee739"/>
    </style:style>
    <style:style style:name="P6" style:family="paragraph" style:parent-style-name="Normal1" style:list-style-name="WWNum45">
      <style:paragraph-properties fo:margin-top="0cm" fo:margin-bottom="0.176cm" loext:contextual-spacing="false" fo:text-align="justify" style:justify-single-word="false"/>
      <style:text-properties officeooo:rsid="0010b0e6" officeooo:paragraph-rsid="0010b0e6"/>
    </style:style>
    <style:style style:name="P7" style:family="paragraph" style:parent-style-name="Normal1" style:list-style-name="WWNum45">
      <style:paragraph-properties fo:margin-top="0cm" fo:margin-bottom="0.176cm" loext:contextual-spacing="false" fo:text-align="justify" style:justify-single-word="false"/>
      <style:text-properties officeooo:rsid="00111d15" officeooo:paragraph-rsid="00111d15"/>
    </style:style>
    <style:style style:name="T1" style:family="text">
      <style:text-properties fo:color="#000000" fo:font-size="11.5pt" fo:language="es" fo:country="AR" fo:font-weight="bold" style:font-size-asian="11.5pt" style:language-asian="es" style:country-asian="AR" style:font-weight-asian="bold" style:font-name-complex="Arial1" style:font-size-complex="11.5pt" style:font-weight-complex="bold"/>
    </style:style>
    <style:style style:name="T2" style:family="text">
      <style:text-properties fo:color="#000000" fo:font-size="11.5pt" fo:language="es" fo:country="AR" style:font-size-asian="11.5pt" style:language-asian="es" style:country-asian="AR" style:font-name-complex="Arial1" style:font-size-complex="11.5pt"/>
    </style:style>
    <style:style style:name="T3" style:family="text">
      <style:text-properties fo:color="#000000" fo:font-size="11.5pt" fo:language="es" fo:country="AR" officeooo:rsid="000ee739" style:font-size-asian="11.5pt" style:language-asian="es" style:country-asian="AR" style:font-name-complex="Arial1" style:font-size-complex="11.5pt"/>
    </style:style>
    <style:style style:name="T4" style:family="text">
      <style:text-properties fo:color="#000000" fo:font-size="11.5pt" fo:language="es" fo:country="AR" officeooo:rsid="0010b0e6" style:font-size-asian="11.5pt" style:language-asian="es" style:country-asian="AR" style:font-name-complex="Arial1" style:font-size-complex="11.5pt"/>
    </style:style>
    <style:style style:name="T5" style:family="text">
      <style:text-properties fo:color="#000000" fo:font-size="11.5pt" fo:language="es" fo:country="AR" officeooo:rsid="00111d15" style:font-size-asian="11.5pt" style:language-asian="es" style:country-asian="AR" style:font-name-complex="Arial1" style:font-size-complex="11.5pt"/>
    </style:style>
    <style:style style:name="T6" style:family="text">
      <style:text-properties officeooo:rsid="000ee73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4"><text:bookmark-start text:name="_Toc420260565"/>Procedimientos del <text:bookmark-end text:name="_Toc420260565"/><text:span text:style-name="T6">reportO</text:span></text:h>
      <text:list xml:id="list2800629422" text:style-name="WWNum45">
        <text:list-item>
          <text:p text:style-name="P3"><text:span text:style-name="T2">Una vez inicial izado el sistema se el proceso de </text:span><text:span text:style-name="T3">reporO</text:span><text:span text:style-name="T2">.pl</text:span></text:p>
        </text:list-item>
        <text:list-item>
          <text:p text:style-name="P3"><text:span text:style-name="T2">El proceso podrá estar ejecutándose una vez. Se valida que no este corriendo el proceso al momento de llamar al comando.</text:span></text:p>
        </text:list-item>
        <text:list-item>
          <text:p text:style-name="P3"><text:span text:style-name="T2">Una vez ejecutado este, solicitara por consola el tipo de procedimiento a realizar. Las opciones son:</text:span></text:p>
          <text:list>
            <text:list-item>
              <text:p text:style-name="P3"><text:span text:style-name="T2">-a Muestra Ayuda</text:span></text:p>
            </text:list-item>
            <text:list-item>
              <text:p text:style-name="P3"><text:span text:style-name="T2">-c </text:span><text:span text:style-name="T3">Permite la realización de la operación de Comparación entre el archivo de maestros y los prestamos del país seleccionado. Una vez seleccionado, se pedirán que se ingresen los siguientes filtros:</text:span></text:p>
              <text:list>
                <text:list-item>
                  <text:p text:style-name="P5"><text:span text:style-name="T2">País: se solicita que se ingrese el código de país para realizar la comparación. El proceso validara que el mismo sea un código valido( que este en el listado de países p-s.mae), en caso de no ser valido, seguirá solicitándolo hasta ingresar uno que cumpla con este requisito. </text:span><text:span text:style-name="T4">En el caso que se ingrese la letra ‘q’ permitirá volver al menú anterior</text:span></text:p>
                </text:list-item>
                <text:list-item>
                  <text:p text:style-name="P6"><text:span text:style-name="T2">Sistema: se solicitará que ingrese el código de sistema para el país seleccionado. Se validara que el código ingresado exista para el país previamente seleccionado. En caso de que no se quiera seleccionar el sistema se podrá dejar el campo vacio. En el caso que se ingrese la letra ‘q’ permitirá volver al menú anterior</text:span></text:p>
                </text:list-item>
                <text:list-item>
                  <text:p text:style-name="P4"><text:span text:style-name="T4">Periodos:se solicitará que ingrese </text:span><text:span text:style-name="T5">los periodos a considerar en la búsqueda. Los mismos deberán ser del formato aaaamm-aaaamm</text:span><text:span text:style-name="T4">. Se validara que </text:span><text:span text:style-name="T5">el rango ingresado</text:span><text:span text:style-name="T4">. En caso de que no se quiera seleccionar el sistema se podrá dejar el campo vació. En el caso que se ingrese la letra ‘q’ permitirá volver al menú anterior</text:span></text:p>
                </text:list-item>
              </text:list>
            </text:list-item>
            <text:list-item>
              <text:p text:style-name="P4"><text:span text:style-name="T4">-</text:span><text:span text:style-name="T5">divPor Pedirá los mismos parámetros que para la búsqueda anterior. Ademas de esto, solicitara el ingreso del porcentaje de divergencia que se deberá cumplir. Para el mismo, se validara que el valor ingresado sea un numero entre 0 y 100. </text:span><text:span text:style-name="T4">En el caso que se ingrese la letra ‘q’ permitirá volver al menú anterior</text:span></text:p>
            </text:list-item>
            <text:list-item>
              <text:p text:style-name="P4"><text:span text:style-name="T4">-</text:span><text:span text:style-name="T5">divPor Pedirá los mismos parámetros que para la búsqueda anterior. Ademas de esto, solicitara el ingreso del porcentaje de divergencia que se deberá cumplir. Para el mismo, se validara que el valor ingresado sea un numero entre 0 y 100. </text:span><text:span text:style-name="T4">En el caso que se ingrese la letra ‘q’ permitirá volver al menú anterior</text:span></text:p>
            </text:list-item>
            <text:list-item>
              <text:p text:style-name="P4"><text:span text:style-name="T2">-</text:span><text:span text:style-name="T5">g</text:span><text:span text:style-name="T2"> </text:span><text:span text:style-name="T5">Genera un volcado de la consulta realizada a disco. </text:span></text:p>
              <text:list>
                <text:list-item>
                  <text:p text:style-name="P7"><text:span text:style-name="T5">E</text:span><text:span text:style-name="T2">n el caso de que se haya realizado una consulta de comparación, la misma se escribirá en el archivo, donde se registran las consultas realizadas para el país. Siendo las filas agregadas al final.</text:span></text:p>
                </text:list-item>
                <text:list-item>
                  <text:p text:style-name="P4"><text:span text:style-name="T2">Para el caso de los análisis de divergencia, generara un archivo resultado_XXX, donde el valor de XXX se ira incrementando. </text:span></text:p>
                </text:list-item>
              </text:list>
            </text:list-item>
            <text:list-item>
              <text:p text:style-name="P4"><text:span text:style-name="T5">Los parámetros -c, -divPor -divMon no podrán ser usados en conjunto.</text:span></text:p>
            </text:list-item>
            <text:list-item>
              <text:p text:style-name="P4"><text:span text:style-name="T5">El parámetro -g puede utilizarse en conjunto con cualquiera de los listados</text:span><text:span text:style-name="T2">.</text:span></text:p>
            </text:list-item>
          </text:list>
        </text:list-item>
        <text:list-item>
          <text:p text:style-name="P3"><text:span text:style-name="T2">Si el procedimiento ingresado no es valido, volverá a solicitar que se ingrese el mismo.</text:span></text:p>
        </text:list-item>
        <text:list-item>
          <text:p text:style-name="P3"><text:span text:style-name="T2">Si se deseara salir, se puede indicar ingresando la letra "q".</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1" style:family="paragraph" style:default-outline-level="">
      <style:paragraph-properties fo:text-align="start" style:justify-single-word="false" fo:orphans="2" fo:widows="2" fo:hyphenation-ladder-count="no-limit" style:vertical-align="baseline" style:writing-mode="lr-tb"/>
      <style:text-properties fo:color="#00000a" style:font-name="Arial" fo:font-family="Arial" style:font-family-generic="roman" style:font-pitch="variable" fo:language="es" fo:country="ES" style:language-asian="zh" style:country-asian="CN" fo:hyphenate="false" fo:hyphenation-remain-char-count="2" fo:hyphenation-push-char-count="2"/>
    </style:style>
    <style:style style:name="Encabezado_20_4" style:display-name="Encabezado 4" style:family="paragraph" style:parent-style-name="Normal1" style:next-style-name="Normal1" style:default-outline-level="4" style:list-style-name="">
      <style:paragraph-properties fo:margin-top="0.212cm" fo:margin-bottom="0cm" loext:contextual-spacing="false" fo:keep-with-next="always"/>
      <style:text-properties style:font-name="Calibri" fo:font-family="Calibri" style:font-family-generic="roman" style:font-pitch="variable" fo:font-size="14pt" fo:font-weight="bold" style:font-size-asian="14pt" style:font-weight-asian="bold" style:font-size-complex="14pt" style:font-weight-complex="bold"/>
    </style:style>
    <style:style style:name="ListLabel_20_275" style:display-name="ListLabel 275" style:family="text">
      <style:text-properties fo:font-size="11.5pt" style:font-size-asian="11.5pt" style:font-name-complex="Symbol" style:font-family-complex="Symbol" style:font-family-generic-complex="system" style:font-pitch-complex="variable"/>
    </style:style>
    <style:style style:name="ListLabel_20_276" style:display-name="ListLabel 276" style:family="text">
      <style:text-properties fo:font-size="11.5pt" fo:font-weight="bold" style:font-size-asian="11.5pt" style:font-weight-asian="bold" style:font-name-complex="Courier New1" style:font-family-complex="'Courier New'" style:font-family-generic-complex="system" style:font-pitch-complex="variable"/>
    </style:style>
    <style:style style:name="ListLabel_20_277" style:display-name="ListLabel 277" style:family="text">
      <style:text-properties fo:font-size="10pt" style:font-size-asian="10pt" style:font-name-complex="Wingdings" style:font-family-complex="Wingdings" style:font-family-generic-complex="system" style:font-pitch-complex="variable"/>
    </style:style>
    <style:style style:name="ListLabel_20_278" style:display-name="ListLabel 278" style:family="text">
      <style:text-properties fo:font-size="10pt" style:font-size-asian="10pt" style:font-name-complex="Wingdings" style:font-family-complex="Wingdings" style:font-family-generic-complex="system" style:font-pitch-complex="variable"/>
    </style:style>
    <style:style style:name="ListLabel_20_279" style:display-name="ListLabel 279" style:family="text">
      <style:text-properties fo:font-size="10pt" style:font-size-asian="10pt" style:font-name-complex="Wingdings" style:font-family-complex="Wingdings" style:font-family-generic-complex="system" style:font-pitch-complex="variable"/>
    </style:style>
    <style:style style:name="ListLabel_20_280" style:display-name="ListLabel 280" style:family="text">
      <style:text-properties fo:font-size="10pt" style:font-size-asian="10pt" style:font-name-complex="Wingdings" style:font-family-complex="Wingdings" style:font-family-generic-complex="system" style:font-pitch-complex="variable"/>
    </style:style>
    <style:style style:name="ListLabel_20_281" style:display-name="ListLabel 281" style:family="text">
      <style:text-properties fo:font-size="10pt" style:font-size-asian="10pt" style:font-name-complex="Wingdings" style:font-family-complex="Wingdings" style:font-family-generic-complex="system" style:font-pitch-complex="variable"/>
    </style:style>
    <style:style style:name="ListLabel_20_282" style:display-name="ListLabel 282" style:family="text">
      <style:text-properties fo:font-size="10pt" style:font-size-asian="10pt" style:font-name-complex="Wingdings" style:font-family-complex="Wingdings" style:font-family-generic-complex="system" style:font-pitch-complex="variable"/>
    </style:style>
    <style:style style:name="ListLabel_20_283" style:display-name="ListLabel 283" style:family="text">
      <style:text-properties fo:font-size="10pt" style:font-size-asian="10pt" style:font-name-complex="Wingdings" style:font-family-complex="Wingdings" style:font-family-generic-complex="system" style:font-pitch-complex="variable"/>
    </style:style>
    <style:style style:name="ListLabel_20_274" style:display-name="ListLabel 274" style:family="text">
      <style:text-properties fo:font-size="11.5pt" fo:font-weight="bold" style:font-size-asian="11.5pt" style:font-weight-asian="bold"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6">
      <text:list-level-style-bullet text:level="1" text:style-name="ListLabel_20_27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7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7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7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7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8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8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8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8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7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12:46:31.162501054</meta:creation-date>
    <dc:date>2018-05-22T13:31:33.603342214</dc:date>
    <meta:editing-duration>PT2M41S</meta:editing-duration>
    <meta:editing-cycles>1</meta:editing-cycles>
    <meta:document-statistic meta:table-count="0" meta:image-count="0" meta:object-count="0" meta:page-count="1" meta:paragraph-count="18" meta:word-count="494" meta:character-count="2820" meta:non-whitespace-character-count="2359"/>
    <meta:generator>LibreOffice/6.0.4.2$Linux_X86_64 LibreOffice_project/00m0$Build-2</meta:generator>
  </office:meta>
</office:document-meta>
</file>